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7cm" svg:height="9.004cm" svg:x="4.846cm" svg:y="3.055cm">
            <draw:object draw:notify-on-update-of-ranges="Лист1.A8:Лист1.A14 Лист1.A8:Лист1.A14 Лист1.B8:Лист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1.cu</text:p>
          </table:table-cell>
          <table:table-cell office:value-type="string">
            <text:p>t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1 8</text:p>
          </table:table-cell>
          <table:table-cell office:value-type="string">
            <text:p>0.096736</text:p>
          </table:table-cell>
          <table:table-cell/>
        </table:table-row>
        <table:table-row table:style-name="ro1">
          <table:table-cell office:value-type="string">
            <text:p>4 8</text:p>
          </table:table-cell>
          <table:table-cell office:value-type="string">
            <text:p>0.051072</text:p>
          </table:table-cell>
          <table:table-cell office:value-type="float" office:value="1.894110276">
            <text:p>1,894110276</text:p>
          </table:table-cell>
        </table:table-row>
        <table:table-row table:style-name="ro1">
          <table:table-cell office:value-type="string">
            <text:p>8 8</text:p>
          </table:table-cell>
          <table:table-cell office:value-type="string">
            <text:p>0.050048</text:p>
          </table:table-cell>
          <table:table-cell office:value-type="float" office:value="1.93286445">
            <text:p>1,93286445</text:p>
          </table:table-cell>
        </table:table-row>
        <table:table-row table:style-name="ro1">
          <table:table-cell office:value-type="string">
            <text:p>16 8</text:p>
          </table:table-cell>
          <table:table-cell office:value-type="string">
            <text:p>0.049472</text:p>
          </table:table-cell>
          <table:table-cell office:value-type="float" office:value="1.955368693">
            <text:p>1,95536869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2.cu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3024">
            <text:p>0,01302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184">
            <text:p>0,0118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1744">
            <text:p>0,0117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2928">
            <text:p>0,01292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13216">
            <text:p>0,01321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14208">
            <text:p>0,014208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14848">
            <text:p>0,014848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ьга </meta:initial-creator>
    <meta:creation-date>2013-10-19T11:45:58</meta:creation-date>
    <dc:date>2013-10-19T12:33:06</dc:date>
    <dc:creator>Ольга </dc:creator>
    <meta:editing-duration>PT31M58S</meta:editing-duration>
    <meta:editing-cycles>2</meta:editing-cycles>
    <meta:generator>LibreOffice/3.5$Linux_X86_64 LibreOffice_project/350m1$Build-2</meta:generator>
    <meta:document-statistic meta:table-count="3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011" chart:maximum="0.0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Лист1.A8:Лист1.B14" chart:data-source-has-labels="both" svg:x="0.502cm" svg:y="0.881cm" svg:width="14.773cm" svg:height="7.548cm">
          <chartooo:coordinate-region svg:x="1.785cm" svg:y="1.08cm" svg:width="13.21cm" svg:height="6.702cm"/>
          <chart:axis chart:dimension="x" chart:name="primary-x" chart:style-name="ch3" chartooo:axis-type="auto">
            <chartooo:date-scale/>
            <chart:categories table:cell-range-address="Лист1.A8:Лист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B14" chart:label-cell-address="Лист1.A8:Лист1.A14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16 32 64 128 256 512</text:p>
                <text:list>
                  <text:list-item>
                    <text:p>8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  <text:list-item>
                    <text:p>64</text:p>
                  </text:list-item>
                  <text:list-item>
                    <text:p>128</text:p>
                  </text:list-item>
                  <text:list-item>
                    <text:p>256</text:p>
                  </text:list-item>
                  <text:list-item>
                    <text:p>512</text:p>
                  </text:list-item>
                </text:list>
                <draw:g>
                  <svg:desc>Лист1.A8:Лист1.A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Лист1.A8:Лист1.A14</svg:desc>
                </draw:g>
              </table:table-cell>
              <table:table-cell office:value-type="float" office:value="0.013024">
                <text:p>0.013024</text:p>
                <draw:g>
                  <svg:desc>Лист1.B8:Лист1.B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184">
                <text:p>0.011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1744">
                <text:p>0.0117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2928">
                <text:p>0.0129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13216">
                <text:p>0.01321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208">
                <text:p>0.01420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14848">
                <text:p>0.01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